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in_20_nombre1" style:base-cell-address="Hoja1.H1"/>
    </style:style>
    <style:style style:name="ce2" style:family="table-cell" style:parent-style-name="Default">
      <style:table-cell-properties fo:background-color="#0000ff"/>
      <style:map style:condition="cell-content()=1" style:apply-style-name="Sin_20_nombre1" style:base-cell-address="Hoja1.H1"/>
    </style:style>
    <style:style style:name="ce3" style:family="table-cell" style:parent-style-name="Default">
      <style:table-cell-properties fo:background-color="transparent"/>
      <style:map style:condition="cell-content()=1" style:apply-style-name="Sin_20_nombre1" style:base-cell-address="Hoja1.H1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number-columns-repeated="8" table:default-cell-style-name="ce1"/>
        <table:table-column table:style-name="co2" table:number-columns-repeated="1016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table:style-name="ce2" office:value-type="float" office:value="0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016"/>
        </table:table-row>
        <table:table-row table:style-name="ro2" table:number-rows-repeated="10482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5:48:58.78</meta:creation-date>
    <dc:date>2016-05-12T19:09:33.59</dc:date>
    <meta:editing-duration>PT3H4M8S</meta:editing-duration>
    <meta:editing-cycles>2</meta:editing-cycles>
    <meta:generator>LibreOffice/3.5$Windows_x86 LibreOffice_project/235ab8a-3802056-4a8fed3-2d66ea8-e241b80</meta:generator>
    <meta:document-statistic meta:table-count="3" meta:cell-count="2552" meta:object-count="0"/>
  </office:meta>
</office:document-meta>
</file>